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0000002090DD68FF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202cm" svg:height="13.784cm" svg:x="0.098cm" svg:y="0.097cm">
          <draw:image xlink:href="Pictures/10000000000002B0000002090DD68FF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3-18T21:33:54.43</meta:creation-date>
    <dc:date>2017-03-19T17:28:57.44</dc:date>
    <dc:creator>jason statham</dc:creator>
    <meta:editing-duration>PT17M22S</meta:editing-duration>
    <meta:editing-cycles>2</meta:editing-cycles>
    <meta:generator>OpenOffice/4.1.2$Win32 OpenOffice.org_project/412m3$Build-9782</meta:generator>
    <meta:document-statistic meta:object-count="1"/>
  </office:meta>
</office:document-meta>
</file>